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4C00000033C3764C79A119CA5A.jpg" manifest:media-type="image/jpeg"/>
  <manifest:file-entry manifest:full-path="Pictures/100002010000077F00000438DC4FB70934ADDBE6.png" manifest:media-type="image/png"/>
  <manifest:file-entry manifest:full-path="Pictures/100002010000077F000004382D04B884210A889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2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9.16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9.1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9.166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7.9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003cm" fo:min-width="21.69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2cm" fo:min-width="18.9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6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11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423cm" fo:min-width="18.06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81cm" fo:min-width="7.96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1.377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15.1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13.058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14.692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81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81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81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6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4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9.06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6.79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9.656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571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571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9.65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6.79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571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4.769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2.57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45cm" fo:min-width="4.769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44cm" fo:min-width="2.86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6.54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5.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78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9.65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9.7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5.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02cm" fo:min-width="19.656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9cm" fo:min-width="8.399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9cm" fo:min-width="8.399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9cm" fo:min-width="8.39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69cm" fo:min-width="8.399cm"/>
      <style:paragraph-properties style:writing-mode="lr-tb"/>
    </style:style>
    <style:style style:name="pr1" style:family="presentation" style:parent-style-name="Diapositiva_20_titolo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a_20_titolo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a_20_titolo-notes">
      <style:graphic-properties draw:fill-color="#ffffff" fo:min-height="13.364cm"/>
      <style:paragraph-properties style:writing-mode="lr-tb"/>
    </style:style>
    <style:style style:name="pr4" style:family="presentation" style:parent-style-name="Titolo_20_e_20_contenuto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olo_20_e_20_contenuto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olo_20_e_20_contenuto-notes">
      <style:graphic-properties draw:fill-color="#ffffff" fo:min-height="13.364cm"/>
      <style:paragraph-properties style:writing-mode="lr-tb"/>
    </style:style>
    <style:style style:name="pr8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olo_20_e_20_contenuto_5f_-notes">
      <style:graphic-properties draw:fill-color="#ffffff" fo:min-height="13.364cm"/>
      <style:paragraph-properties style:writing-mode="lr-tb"/>
    </style:style>
    <style:style style:name="pr12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olo_20_e_20_contenuto_5f_-backgroundobjects" style:list-style-name="L3">
      <style:graphic-properties draw:stroke="none" svg:stroke-width="0cm" draw:fill="none" draw:fill-color="#ffffff" draw:textarea-horizontal-align="left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olo_20_e_20_contenuto_5f_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12" style:family="paragraph">
      <style:paragraph-properties fo:text-align="center"/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 fo:hyphenate="false" loext:hyphenation-no-caps="fals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style:text-properties fo:color="#2a6099"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color="#2a6099"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style:paragraph-properties fo:text-align="center"/>
      <style:text-properties fo:font-size="20pt" fo:hyphenate="false" loext:hyphenation-no-caps="false"/>
    </style:style>
    <style:style style:name="P21" style:family="paragraph">
      <style:paragraph-properties fo:text-align="center"/>
      <style:text-properties fo:font-size="18pt" style:font-size-asian="18pt" style:font-size-complex="18pt" fo:hyphenate="false" loext:hyphenation-no-caps="false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 fo:hyphenate="false" loext:hyphenation-no-caps="false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style:paragraph-properties fo:text-align="start"/>
      <style:text-properties fo:font-size="20pt" fo:hyphenate="false" loext:hyphenation-no-caps="false"/>
    </style:style>
    <style:style style:name="P26" style:family="paragraph">
      <loext:graphic-properties draw:fill="none" draw:fill-color="#ffffff"/>
      <style:paragraph-properties fo:text-align="start" style:writing-mode="lr-tb"/>
      <style:text-properties fo:font-size="20pt" style:font-size-asian="20pt" style:font-size-complex="20pt" fo:hyphenate="false" loext:hyphenation-no-caps="false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 fo:hyphenate="false" loext:hyphenation-no-caps="false"/>
    </style:style>
    <style:style style:name="P30" style:family="paragraph">
      <style:text-properties fo:color="#2a6099"/>
    </style:style>
    <style:style style:name="P31" style:family="paragraph">
      <loext:graphic-properties draw:fill="none" draw:fill-color="#ffffff"/>
      <style:text-properties fo:color="#2a6099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style:text-properties fo:hyphenate="false" loext:hyphenation-no-caps="false"/>
    </style:style>
    <style:style style:name="P34" style:family="paragraph">
      <loext:graphic-properties draw:fill="none" draw:fill-color="#ffffff"/>
      <style:paragraph-properties style:writing-mode="lr-tb"/>
      <style:text-properties fo:font-size="16pt" style:font-size-asian="16pt" style:font-size-complex="16pt" fo:hyphenate="false" loext:hyphenation-no-caps="false"/>
    </style:style>
    <style:style style:name="P35" style:family="paragraph">
      <loext:graphic-properties draw:fill="none" draw:fill-color="#ffffff"/>
      <style:paragraph-properties style:writing-mode="lr-tb"/>
      <style:text-properties fo:font-size="20pt" style:font-size-asian="20pt" style:font-size-complex="20pt" fo:hyphenate="false" loext:hyphenation-no-caps="false"/>
    </style:style>
    <style:style style:name="P36" style:family="paragraph">
      <loext:graphic-properties draw:fill="none" draw:fill-color="#ffffff"/>
      <style:paragraph-properties style:writing-mode="lr-tb"/>
      <style:text-properties fo:font-size="15pt" style:font-size-asian="15pt" style:font-size-complex="15pt" fo:hyphenate="false" loext:hyphenation-no-caps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2a6099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2a6099" fo:font-size="15pt" style:font-size-asian="15pt" style:font-size-complex="15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Titolo 1" presentation:style-name="pr1" draw:text-style-name="P2" draw:layer="layout" svg:width="21.741cm" svg:height="1.985cm" svg:x="6.062cm" svg:y="11.5cm" presentation:class="title" presentation:user-transformed="true">
          <draw:text-box>
            <text:p text:style-name="P1"><text:span text:style-name="T1">IVOA </text:span><text:span text:style-name="T1">softw</text:span><text:span text:style-name="T1">are in </text:span><text:span text:style-name="T1">ESCA</text:span><text:span text:style-name="T1">PE</text:span></text:p>
          </draw:text-box>
        </draw:frame>
        <draw:frame draw:name="Sottotitolo 2" presentation:style-name="pr2" draw:text-style-name="P4" draw:layer="layout" svg:width="19.049cm" svg:height="2.717cm" svg:x="7.6cm" svg:y="14.706cm" presentation:class="subtitle" presentation:user-transformed="true">
          <draw:text-box>
            <text:p text:style-name="P3"><text:span text:style-name="T2">IVOA </text:span><text:span text:style-name="T2">interop, </text:span><text:span text:style-name="T2">May 2021</text:span></text:p>
            <text:p text:style-name="P3"><text:span text:style-name="T2">D.Morris </text:span><text:span text:style-name="T2">University </text:span><text:span text:style-name="T2">of </text:span><text:span text:style-name="T2">Edinbur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2T11">
        <draw:frame draw:name="Titolo 1" presentation:style-name="pr4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</text:span><text:span text:style-name="T3">softw</text:span><text:span text:style-name="T3">are in </text:span><text:span text:style-name="T3">ESCA</text:span><text:span text:style-name="T3">PE</text:span></text:p>
          </draw:text-box>
        </draw:frame>
        <draw:frame draw:name="Segnaposto data 3" presentation:style-name="pr5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" presentation:style-name="pr6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</text:span><text:span text:style-name="T4">of Edindurgh</text:span></text:p>
          </draw:text-box>
        </draw:frame>
        <draw:frame draw:style-name="gr2" draw:text-style-name="P13" draw:layer="layout" svg:width="9.666cm" svg:height="1.431cm" svg:x="4.934cm" svg:y="3.269cm">
          <draw:text-box>
            <text:p text:style-name="P12"><text:span text:style-name="T5">What is </text:span><text:span text:style-name="T5">ESCAP</text:span><text:span text:style-name="T5">E ?</text:span></text:p>
          </draw:text-box>
        </draw:frame>
        <draw:frame draw:style-name="gr3" draw:text-style-name="P14" draw:layer="layout" svg:width="25.805cm" svg:height="0.962cm" svg:x="5.125cm" svg:y="4.712cm">
          <draw:text-box>
            <text:p>European Science Cluster of Astronomy &amp; Particle physics ESFRI research infrastructures</text:p>
          </draw:text-box>
        </draw:frame>
        <draw:frame draw:style-name="gr4" draw:text-style-name="P13" draw:layer="layout" svg:width="9.666cm" svg:height="1.431cm" svg:x="4.934cm" svg:y="9cm">
          <draw:text-box>
            <text:p text:style-name="P12"><text:span text:style-name="T5">What is </text:span><text:span text:style-name="T5">ESFRI ?</text:span></text:p>
          </draw:text-box>
        </draw:frame>
        <draw:frame draw:style-name="gr3" draw:text-style-name="P14" draw:layer="layout" svg:width="15.797cm" svg:height="0.962cm" svg:x="5cm" svg:y="10.238cm">
          <draw:text-box>
            <text:p>European Strategy Forum on Research Infrastructures</text:p>
          </draw:text-box>
        </draw:frame>
        <draw:frame draw:style-name="gr5" draw:text-style-name="P15" draw:layer="layout" svg:width="21.6cm" svg:height="2.759cm" svg:x="5.9cm" svg:y="5.8cm">
          <draw:text-box>
            <text:list text:style-name="L1">
              <text:list-item>
                <text:p><text:span text:style-name="T6">connect </text:span><text:span text:style-name="T6">ESFRI </text:span><text:span text:style-name="T6">projects to </text:span><text:span text:style-name="T6">EOSC </text:span><text:span text:style-name="T6">ensuring </text:span><text:span text:style-name="T6">integration </text:span><text:span text:style-name="T6">of data and </text:span><text:span text:style-name="T6">tools</text:span></text:p>
              </text:list-item>
              <text:list-item>
                <text:p><text:span text:style-name="T6">foster </text:span><text:span text:style-name="T6">common </text:span><text:span text:style-name="T6">approaches </text:span><text:span text:style-name="T6">to implement </text:span><text:span text:style-name="T6">open-data </text:span><text:span text:style-name="T6">stewardship</text:span></text:p>
              </text:list-item>
              <text:list-item>
                <text:p><text:span text:style-name="T6">establish </text:span><text:span text:style-name="T6">interoperabil</text:span><text:span text:style-name="T6">ity within </text:span><text:span text:style-name="T6">EOSC as an </text:span><text:span text:style-name="T6">integrated </text:span><text:span text:style-name="T6">multi-</text:span><text:span text:style-name="T6">messenger </text:span><text:span text:style-name="T6">facility for </text:span><text:span text:style-name="T6">fundamental </text:span><text:span text:style-name="T6">science</text:span></text:p>
              </text:list-item>
            </text:list>
          </draw:text-box>
        </draw:frame>
        <draw:frame draw:style-name="gr6" draw:text-style-name="P13" draw:layer="layout" svg:width="9.666cm" svg:height="1.431cm" svg:x="4.935cm" svg:y="11.8cm">
          <draw:text-box>
            <text:p text:style-name="P12"><text:span text:style-name="T5">What is </text:span><text:span text:style-name="T5">EOSC ?</text:span></text:p>
          </draw:text-box>
        </draw:frame>
        <draw:frame draw:style-name="gr3" draw:text-style-name="P14" draw:layer="layout" svg:width="18.815cm" svg:height="1.673cm" svg:x="5.001cm" svg:y="13.138cm">
          <draw:text-box>
            <text:p>The European Open Science Cloud is an environment for hosting</text:p>
            <text:p>and processing research data to support EU science.</text:p>
          </draw:text-box>
        </draw:frame>
        <draw:frame draw:style-name="gr3" draw:text-style-name="P17" draw:layer="layout" svg:width="6.31cm" svg:height="0.839cm" svg:x="21.6cm" svg:y="8.261cm">
          <draw:text-box>
            <text:p text:style-name="P16"><text:span text:style-name="T7">https://</text:span><text:span text:style-name="T7">projectescape.e</text:span><text:span text:style-name="T7">u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_5f_" presentation:presentation-page-layout-name="AL2T11">
        <draw:frame draw:name="Titolo 1_8" presentation:style-name="pr8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</text:span><text:span text:style-name="T3">software in </text:span><text:span text:style-name="T3">the OSSR</text:span></text:p>
          </draw:text-box>
        </draw:frame>
        <draw:frame draw:name="Segnaposto data 3_5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_9" presentation:style-name="pr10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</text:span><text:span text:style-name="T4">of Edindurgh</text:span></text:p>
          </draw:text-box>
        </draw:frame>
        <draw:frame draw:style-name="gr7" draw:text-style-name="P13" draw:layer="layout" svg:width="8.466cm" svg:height="1.431cm" svg:x="4.934cm" svg:y="3.269cm">
          <draw:text-box>
            <text:p text:style-name="P12"><text:span text:style-name="T5">What is OSSR ?</text:span></text:p>
          </draw:text-box>
        </draw:frame>
        <draw:frame draw:style-name="gr8" draw:text-style-name="P14" draw:layer="layout" svg:width="20.8cm" svg:height="0.962cm" svg:x="4.9cm" svg:y="5.338cm">
          <draw:text-box>
            <text:p>The Open-source Scientific Software and Service Repository</text:p>
          </draw:text-box>
        </draw:frame>
        <draw:frame draw:style-name="gr3" draw:text-style-name="P14" draw:layer="layout" svg:width="22.38cm" svg:height="1.673cm" svg:x="5.1cm" svg:y="6.7cm">
          <draw:text-box>
            <text:p text:style-name="P18">A sustainable open-access repository to share scientific software and services</text:p>
            <text:p text:style-name="P18">to the community and enable open science.</text:p>
          </draw:text-box>
        </draw:frame>
        <draw:frame draw:style-name="gr9" draw:text-style-name="P14" draw:layer="layout" svg:width="27.2cm" svg:height="2.384cm" svg:x="5.1cm" svg:y="8.7cm">
          <draw:text-box>
            <text:p>Housing astronomy and particle physics related scientific software and services for data processing and analysis, as well as test data sets, user-support documentation, tutorials, presentations and training activities.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_5f_" presentation:presentation-page-layout-name="AL2T11">
        <draw:frame draw:name="Titolo 1_5" presentation:style-name="pr12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</text:span><text:span text:style-name="T3">softw</text:span><text:span text:style-name="T3">are in </text:span><text:span text:style-name="T3">ESCA</text:span><text:span text:style-name="T3">PE</text:span></text:p>
          </draw:text-box>
        </draw:frame>
        <draw:frame draw:name="Segnaposto data 3_4" presentation:style-name="pr9" draw:text-style-name="P1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_6" presentation:style-name="pr13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</text:span><text:span text:style-name="T4">of Edindurgh</text:span></text:p>
          </draw:text-box>
        </draw:frame>
        <draw:frame draw:style-name="gr10" draw:text-style-name="P13" draw:layer="layout" svg:width="22.469cm" svg:height="1.352cm" svg:x="5.2cm" svg:y="13.747cm">
          <draw:text-box>
            <text:p text:style-name="P20"><text:span text:style-name="T5">How do </text:span><text:span text:style-name="T5">we </text:span><text:span text:style-name="T5">promote </text:span><text:span text:style-name="T5">IVOA </text:span><text:span text:style-name="T5">software </text:span><text:span text:style-name="T5">in the </text:span><text:span text:style-name="T5">OSSR ?</text:span></text:p>
          </draw:text-box>
        </draw:frame>
        <draw:frame draw:style-name="gr11" draw:text-style-name="P22" draw:layer="layout" svg:width="19.675cm" svg:height="0.962cm" svg:x="4.934cm" svg:y="7.569cm">
          <draw:text-box>
            <text:p text:style-name="P21"><text:span text:style-name="T8">CEVO’s role </text:span><text:span text:style-name="T8">is to promote </text:span><text:span text:style-name="T8">IVOA </text:span><text:span text:style-name="T8">standards </text:span><text:span text:style-name="T8">and software </text:span><text:span text:style-name="T8">in ESCAPE</text:span></text:p>
          </draw:text-box>
        </draw:frame>
        <draw:frame draw:style-name="gr12" draw:text-style-name="P24" draw:layer="layout" svg:width="19.116cm" svg:height="0.962cm" svg:x="6.8cm" svg:y="8.9cm">
          <draw:text-box>
            <text:p text:style-name="P23">ESCAPE harvests the IVOA registry</text:p>
          </draw:text-box>
        </draw:frame>
        <draw:frame draw:style-name="gr13" draw:text-style-name="P24" draw:layer="layout" svg:width="11.674cm" svg:height="0.962cm" svg:x="6.8cm" svg:y="11.038cm">
          <draw:text-box>
            <text:p text:style-name="P23">IVOA services are available in ESCAPE</text:p>
          </draw:text-box>
        </draw:frame>
        <draw:frame draw:style-name="gr13" draw:text-style-name="P24" draw:layer="layout" svg:width="13.714cm" svg:height="0.962cm" svg:x="6.8cm" svg:y="12.238cm">
          <draw:text-box>
            <text:p text:style-name="P23">IVOA data collections are available in ESCAPE</text:p>
          </draw:text-box>
        </draw:frame>
        <draw:frame draw:style-name="gr14" draw:text-style-name="P26" draw:layer="layout" svg:width="18.566cm" svg:height="1.673cm" svg:x="5.034cm" svg:y="5.138cm">
          <draw:text-box>
            <text:p text:style-name="P25"><text:span text:style-name="T9">Work </text:span><text:span text:style-name="T9">Package 4 of </text:span><text:span text:style-name="T9">ESCAPE</text:span></text:p>
            <text:p text:style-name="P25"><text:span text:style-name="T9">“</text:span><text:span text:style-name="T9">Connecting </text:span><text:span text:style-name="T9">ESFRI </text:span><text:span text:style-name="T9">projects to </text:span><text:span text:style-name="T9">EOSC </text:span><text:span text:style-name="T9">through VO </text:span><text:span text:style-name="T9">framework”</text:span></text:p>
          </draw:text-box>
        </draw:frame>
        <draw:frame draw:style-name="gr15" draw:text-style-name="P13" draw:layer="layout" svg:width="8.466cm" svg:height="1.431cm" svg:x="4.934cm" svg:y="3.27cm">
          <draw:text-box>
            <text:p text:style-name="P12"><text:span text:style-name="T5">What is </text:span><text:span text:style-name="T5">CEVO ?</text:span></text:p>
          </draw:text-box>
        </draw:frame>
        <draw:frame draw:style-name="gr16" draw:text-style-name="P24" draw:layer="layout" svg:width="5.6cm" svg:height="0.962cm" svg:x="6cm" svg:y="9.9cm">
          <draw:text-box>
            <text:p text:style-name="P23">which means ….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1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_5f_" presentation:presentation-page-layout-name="AL2T11">
        <draw:frame draw:name="Titolo 1_4" presentation:style-name="pr14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</text:span><text:span text:style-name="T3">softw</text:span><text:span text:style-name="T3">are in </text:span><text:span text:style-name="T3">the </text:span><text:span text:style-name="T3">OSSR</text:span></text:p>
          </draw:text-box>
        </draw:frame>
        <draw:frame draw:name="Segnaposto data 3_3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_5" presentation:style-name="pr15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</text:span><text:span text:style-name="T4">of Edindurgh</text:span></text:p>
          </draw:text-box>
        </draw:frame>
        <draw:frame draw:style-name="gr17" draw:text-style-name="P13" draw:layer="layout" svg:width="11.877cm" svg:height="1.352cm" svg:x="5cm" svg:y="3.2cm">
          <draw:text-box>
            <text:p text:style-name="P12"><text:span text:style-name="T5">What is </text:span><text:span text:style-name="T5">“IVOA </text:span><text:span text:style-name="T5">software</text:span><text:span text:style-name="T5">” ?</text:span></text:p>
          </draw:text-box>
        </draw:frame>
        <draw:frame draw:style-name="gr18" draw:text-style-name="P13" draw:layer="layout" svg:width="15.675cm" svg:height="1.038cm" svg:x="6.725cm" svg:y="5.4cm">
          <draw:text-box>
            <text:p text:style-name="P12"><text:span text:style-name="T10">Services </text:span><text:span text:style-name="T10">designed </text:span><text:span text:style-name="T11">to </text:span><text:span text:style-name="T11">implement </text:span><text:span text:style-name="T11">IVOA </text:span><text:span text:style-name="T11">standards</text:span></text:p>
          </draw:text-box>
        </draw:frame>
        <draw:frame draw:style-name="gr19" draw:text-style-name="P13" draw:layer="layout" svg:width="13.558cm" svg:height="1.038cm" svg:x="6.725cm" svg:y="8.262cm">
          <draw:text-box>
            <text:p text:style-name="P12"><text:span text:style-name="T10">Libraries </text:span><text:span text:style-name="T10">designed </text:span><text:span text:style-name="T11">to </text:span><text:span text:style-name="T11">use IVOA </text:span><text:span text:style-name="T11">standards</text:span></text:p>
          </draw:text-box>
        </draw:frame>
        <draw:frame draw:style-name="gr20" draw:text-style-name="P13" draw:layer="layout" svg:width="18.227cm" svg:height="1.038cm" svg:x="6.725cm" svg:y="10.9cm">
          <draw:text-box>
            <text:p text:style-name="P12"><text:span text:style-name="T11">Client </text:span><text:span text:style-name="T11">applications </text:span><text:span text:style-name="T11">that enable </text:span><text:span text:style-name="T11">users to </text:span><text:span text:style-name="T11">access to </text:span><text:span text:style-name="T11">the VO</text:span></text:p>
          </draw:text-box>
        </draw:frame>
        <draw:frame draw:style-name="gr21" draw:text-style-name="P29" draw:layer="layout" svg:width="17.935cm" svg:height="1.195cm" svg:x="7.085cm" svg:y="6.504cm">
          <draw:text-box>
            <text:p text:style-name="P28"><text:span text:style-name="T12">DaCHS, </text:span><text:span text:style-name="T12">Daiquiri</text:span><text:span text:style-name="T13">, </text:span><text:span text:style-name="T13">Saada, </text:span><text:span text:style-name="T13">OpenCA</text:span><text:span text:style-name="T13">DC, </text:span><text:span text:style-name="T13">CASDA</text:span></text:p>
          </draw:text-box>
        </draw:frame>
        <draw:frame draw:style-name="gr22" draw:text-style-name="P29" draw:layer="layout" svg:width="8.605cm" svg:height="1.195cm" svg:x="7.086cm" svg:y="9.105cm">
          <draw:text-box>
            <text:p text:style-name="P28"><text:span text:style-name="T13">STIL, </text:span><text:span text:style-name="T13">Vollt, </text:span><text:span text:style-name="T13">Astropy ..</text:span><text:span text:style-name="T13">.</text:span></text:p>
          </draw:text-box>
        </draw:frame>
        <draw:frame draw:style-name="gr23" draw:text-style-name="P29" draw:layer="layout" svg:width="9.303cm" svg:height="1.195cm" svg:x="7.086cm" svg:y="11.705cm">
          <draw:text-box>
            <text:p text:style-name="P28"><text:span text:style-name="T13">TopCat, </text:span><text:span text:style-name="T13">Aladin, </text:span><text:span text:style-name="T13">Splat ...</text:span></text:p>
          </draw:text-box>
        </draw:frame>
        <draw:frame draw:style-name="gr3" draw:text-style-name="P31" draw:layer="layout" svg:width="14.387cm" svg:height="0.839cm" svg:x="15.8cm" svg:y="15.3cm">
          <draw:text-box>
            <text:p text:style-name="P30"><text:span text:style-name="T14">https://</text:span><text:span text:style-name="T14">wiki.ivoa.net/</text:span><text:span text:style-name="T14">twiki/bin/view/</text:span><text:span text:style-name="T14">IVOA/</text:span><text:span text:style-name="T14">PublishingInThe</text:span><text:span text:style-name="T14">VO</text:span></text:p>
          </draw:text-box>
        </draw:frame>
        <draw:frame draw:style-name="gr3" draw:text-style-name="P14" draw:layer="layout" svg:width="12.034cm" svg:height="1.119cm" svg:x="15.758cm" svg:y="14.3cm">
          <draw:text-box>
            <text:p><text:span text:style-name="T15">Toolkits to </text:span><text:span text:style-name="T15">publish </text:span><text:span text:style-name="T15">data in the </text:span><text:span text:style-name="T15">V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_5f_" presentation:presentation-page-layout-name="AL2T11">
        <draw:frame draw:name="Segnaposto data 3_6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_7" presentation:style-name="pr16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</text:span><text:span text:style-name="T4">of Edindurgh</text:span></text:p>
          </draw:text-box>
        </draw:frame>
        <draw:frame draw:style-name="gr24" draw:text-style-name="P32" draw:layer="layout" svg:width="16.462cm" svg:height="0.962cm" svg:x="7.938cm" svg:y="7.5cm">
          <draw:text-box>
            <text:p>Encourage the developers to register in Zenodo &amp; OSSR</text:p>
          </draw:text-box>
        </draw:frame>
        <draw:frame draw:style-name="gr25" draw:text-style-name="P32" draw:layer="layout" svg:width="13.371cm" svg:height="0.962cm" svg:x="7.938cm" svg:y="8.6cm">
          <draw:text-box>
            <text:p>Do we want to have IVOA specific metadata ?</text:p>
          </draw:text-box>
        </draw:frame>
        <draw:frame draw:name="Titolo 1_6" presentation:style-name="pr17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</text:span><text:span text:style-name="T3">softw</text:span><text:span text:style-name="T3">are in </text:span><text:span text:style-name="T3">the </text:span><text:span text:style-name="T3">OSSR</text:span></text:p>
          </draw:text-box>
        </draw:frame>
        <draw:frame draw:style-name="gr26" draw:text-style-name="P34" draw:layer="layout" svg:width="9.564cm" svg:height="1.195cm" svg:x="9.129cm" svg:y="4.653cm">
          <draw:text-box>
            <text:p text:style-name="P33"><text:span text:style-name="T13">Aladin, </text:span><text:span text:style-name="T13">Vollt, </text:span><text:span text:style-name="T13">Saada</text:span></text:p>
          </draw:text-box>
        </draw:frame>
        <draw:frame draw:style-name="gr27" draw:text-style-name="P34" draw:layer="layout" svg:width="7.295cm" svg:height="1.195cm" svg:x="9.129cm" svg:y="5.803cm">
          <draw:text-box>
            <text:p text:style-name="P33"><text:span text:style-name="T13">DaCHS</text:span></text:p>
          </draw:text-box>
        </draw:frame>
        <draw:frame draw:style-name="gr28" draw:text-style-name="P35" draw:layer="layout" svg:width="20.156cm" svg:height="1.352cm" svg:x="5.202cm" svg:y="3.1cm">
          <draw:text-box>
            <text:p text:style-name="P33"><text:span text:style-name="T5">Softwar</text:span><text:span text:style-name="T5">e </text:span><text:span text:style-name="T5">contribut</text:span><text:span text:style-name="T5">ed by </text:span><text:span text:style-name="T5">ESCAP</text:span><text:span text:style-name="T5">E </text:span><text:span text:style-name="T5">member</text:span><text:span text:style-name="T5">s</text:span></text:p>
          </draw:text-box>
        </draw:frame>
        <draw:frame draw:style-name="gr29" draw:text-style-name="P34" draw:layer="layout" svg:width="3.071cm" svg:height="1.195cm" svg:x="6.029cm" svg:y="4.653cm">
          <draw:text-box>
            <text:p text:style-name="P33"><text:span text:style-name="T13">CDS</text:span></text:p>
          </draw:text-box>
        </draw:frame>
        <draw:frame draw:style-name="gr30" draw:text-style-name="P34" draw:layer="layout" svg:width="3.071cm" svg:height="1.195cm" svg:x="6.029cm" svg:y="5.803cm">
          <draw:text-box>
            <text:p text:style-name="P33"><text:span text:style-name="T13">GAVO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olo_20_e_20_contenuto_5f_" presentation:presentation-page-layout-name="AL2T11">
        <draw:frame draw:name="Segnaposto data 3_7" presentation:style-name="pr9" draw:text-style-name="P9" draw:layer="layout" svg:width="4.336cm" svg:height="1.013cm" svg:x="7.24cm" svg:y="17.657cm" presentation:class="date-time" presentation:user-transformed="true">
          <draw:text-box>
            <text:p text:style-name="P8"><text:span text:style-name="T4"><text:date style:data-style-name="D4" text:date-value="2021-05-25">25/05/2021</text:date></text:span></text:p>
          </draw:text-box>
        </draw:frame>
        <draw:frame draw:name="Segnaposto piè di pagina 4_8" presentation:style-name="pr18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</text:span><text:span text:style-name="T4">of Edindurgh</text:span></text:p>
          </draw:text-box>
        </draw:frame>
        <draw:frame draw:style-name="gr24" draw:text-style-name="P32" draw:layer="layout" svg:width="16.462cm" svg:height="0.962cm" svg:x="7.938cm" svg:y="8.5cm">
          <draw:text-box>
            <text:p>Encourage the developers to register in Zenodo &amp; OSSR</text:p>
          </draw:text-box>
        </draw:frame>
        <draw:frame draw:style-name="gr25" draw:text-style-name="P32" draw:layer="layout" svg:width="20.564cm" svg:height="0.962cm" svg:x="7.938cm" svg:y="9.5cm">
          <draw:text-box>
            <text:p>As far as we know, there is no requirement to be a member of ESCAPE</text:p>
          </draw:text-box>
        </draw:frame>
        <draw:frame draw:name="Titolo 1_7" presentation:style-name="pr19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</text:span><text:span text:style-name="T3">softw</text:span><text:span text:style-name="T3">are in </text:span><text:span text:style-name="T3">the </text:span><text:span text:style-name="T3">OSSR</text:span></text:p>
          </draw:text-box>
        </draw:frame>
        <draw:frame draw:style-name="gr31" draw:text-style-name="P35" draw:layer="layout" svg:width="21.876cm" svg:height="1.352cm" svg:x="5.202cm" svg:y="3.201cm">
          <draw:text-box>
            <text:p text:style-name="P33"><text:span text:style-name="T5">Softwar</text:span><text:span text:style-name="T5">e </text:span><text:span text:style-name="T5">contribut</text:span><text:span text:style-name="T5">ed by </text:span><text:span text:style-name="T5">people </text:span><text:span text:style-name="T5">outside </text:span><text:span text:style-name="T5">ESCAP</text:span><text:span text:style-name="T5">E</text:span></text:p>
          </draw:text-box>
        </draw:frame>
        <draw:frame draw:style-name="gr32" draw:text-style-name="P34" draw:layer="layout" svg:width="7.295cm" svg:height="1.195cm" svg:x="9.13cm" svg:y="4.705cm">
          <draw:text-box>
            <text:p text:style-name="P33"><text:span text:style-name="T13">TopCat, </text:span><text:span text:style-name="T13">STIL</text:span></text:p>
          </draw:text-box>
        </draw:frame>
        <draw:frame draw:style-name="gr33" draw:text-style-name="P34" draw:layer="layout" svg:width="3.071cm" svg:height="1.195cm" svg:x="6.03cm" svg:y="4.705cm">
          <draw:text-box>
            <text:p text:style-name="P33"><text:span text:style-name="T13">Bristol</text:span></text:p>
          </draw:text-box>
        </draw:frame>
        <draw:frame draw:style-name="gr34" draw:text-style-name="P34" draw:layer="layout" svg:width="5.269cm" svg:height="1.195cm" svg:x="9.131cm" svg:y="5.806cm">
          <draw:text-box>
            <text:p text:style-name="P33"><text:span text:style-name="T13">OpenCA</text:span><text:span text:style-name="T13">DC</text:span></text:p>
          </draw:text-box>
        </draw:frame>
        <draw:frame draw:style-name="gr35" draw:text-style-name="P34" draw:layer="layout" svg:width="3.071cm" svg:height="1.195cm" svg:x="6.031cm" svg:y="5.806cm">
          <draw:text-box>
            <text:p text:style-name="P33"><text:span text:style-name="T13">CADC</text:span></text:p>
          </draw:text-box>
        </draw:frame>
        <draw:frame draw:style-name="gr36" draw:text-style-name="P34" draw:layer="layout" svg:width="5.269cm" svg:height="1.195cm" svg:x="9.132cm" svg:y="6.807cm">
          <draw:text-box>
            <text:p text:style-name="P33"><text:span text:style-name="T13">CASDA</text:span></text:p>
          </draw:text-box>
        </draw:frame>
        <draw:frame draw:style-name="gr25" draw:text-style-name="P32" draw:layer="layout" svg:width="13.858cm" svg:height="0.962cm" svg:x="7.938cm" svg:y="10.4cm">
          <draw:text-box>
            <text:p>OSSR are happy to accept any contributions (*)</text:p>
          </draw:text-box>
        </draw:frame>
        <draw:frame draw:style-name="gr37" draw:text-style-name="P34" draw:layer="layout" svg:width="3.368cm" svg:height="1.195cm" svg:x="6.032cm" svg:y="6.807cm">
          <draw:text-box>
            <text:p text:style-name="P33"><text:span text:style-name="T13">CSIRO</text:span></text:p>
          </draw:text-box>
        </draw:frame>
        <draw:frame draw:style-name="gr38" draw:text-style-name="P32" draw:layer="layout" svg:width="17.047cm" svg:height="0.986cm" svg:x="7.921cm" svg:y="11.338cm">
          <draw:text-box>
            <text:p>CEVO happy to act as a <text:span text:style-name="T16">sponsor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olo_20_e_20_contenuto_5f_" presentation:presentation-page-layout-name="AL2T11">
        <draw:frame draw:name="Segnaposto piè di pagina 4_3" presentation:style-name="pr20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</text:span><text:span text:style-name="T4">of Edindurgh</text:span></text:p>
          </draw:text-box>
        </draw:frame>
        <draw:frame draw:name="Titolo 1_2" presentation:style-name="pr21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</text:span><text:span text:style-name="T3">softw</text:span><text:span text:style-name="T3">are in </text:span><text:span text:style-name="T3">the </text:span><text:span text:style-name="T3">OSSR</text:span></text:p>
          </draw:text-box>
        </draw:frame>
        <draw:frame draw:style-name="gr39" draw:text-style-name="P36" draw:layer="layout" svg:width="15.9cm" svg:height="1.352cm" svg:x="6.3cm" svg:y="5.2cm">
          <draw:text-box>
            <text:p text:style-name="P33"><text:span text:style-name="T15">Building on </text:span><text:span text:style-name="T15">the work </text:span><text:span text:style-name="T15">done by </text:span><text:span text:style-name="T15">VESPA-</text:span><text:span text:style-name="T15">Cloud</text:span></text:p>
          </draw:text-box>
        </draw:frame>
        <draw:frame draw:style-name="gr40" draw:text-style-name="P32" draw:layer="layout" svg:width="18.295cm" svg:height="0.962cm" svg:x="6.4cm" svg:y="8.038cm">
          <draw:text-box>
            <text:p>Register the deployment package in OSSR as a separate entity</text:p>
          </draw:text-box>
        </draw:frame>
        <draw:frame draw:style-name="gr41" draw:text-style-name="P35" draw:layer="layout" svg:width="20.156cm" svg:height="1.352cm" svg:x="5.002cm" svg:y="3.201cm">
          <draw:text-box>
            <text:p text:style-name="P33"><text:span text:style-name="T5">Deployi</text:span><text:span text:style-name="T5">ng VO </text:span><text:span text:style-name="T5">services </text:span><text:span text:style-name="T5">in </text:span><text:span text:style-name="T5">ESCAP</text:span><text:span text:style-name="T5">E</text:span></text:p>
          </draw:text-box>
        </draw:frame>
        <draw:frame draw:style-name="gr3" draw:text-style-name="P14" draw:layer="layout" svg:width="7.512cm" svg:height="0.962cm" svg:x="6.3cm" svg:y="6.3cm">
          <draw:text-box>
            <text:p>(*) See next presentation</text:p>
          </draw:text-box>
        </draw:frame>
        <draw:frame draw:style-name="gr40" draw:text-style-name="P32" draw:layer="layout" svg:width="16.28cm" svg:height="0.962cm" svg:x="6.401cm" svg:y="9.338cm">
          <draw:text-box>
            <text:p>Reproducible cloud based deployments</text:p>
          </draw:text-box>
        </draw:frame>
        <draw:frame draw:style-name="gr42" draw:text-style-name="P32" draw:layer="layout" svg:width="10.577cm" svg:height="0.986cm" svg:x="6.4cm" svg:y="10.614cm">
          <draw:text-box>
            <text:p>CEVO happy to help develop these 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olo_20_e_20_contenuto_5f_" presentation:presentation-page-layout-name="AL2T11">
        <draw:frame draw:name="Segnaposto piè di pagina 4_0" presentation:style-name="pr22" draw:text-style-name="P11" draw:layer="layout" svg:width="6.447cm" svg:height="1.013cm" svg:x="0.553cm" svg:y="17.657cm" presentation:class="footer" presentation:user-transformed="true">
          <draw:text-box>
            <text:p text:style-name="P10"><text:span text:style-name="T4">D.Morris, University </text:span><text:span text:style-name="T4">of Edindurgh</text:span></text:p>
          </draw:text-box>
        </draw:frame>
        <draw:frame draw:name="Titolo 1_1" presentation:style-name="pr23" draw:text-style-name="P7" draw:layer="layout" svg:width="17.564cm" svg:height="2.336cm" svg:x="7.636cm" svg:y="0.203cm" presentation:class="title" presentation:user-transformed="true">
          <draw:text-box>
            <text:p text:style-name="P6"><text:span text:style-name="T3">IVOA </text:span><text:span text:style-name="T3">softw</text:span><text:span text:style-name="T3">are in </text:span><text:span text:style-name="T3">the </text:span><text:span text:style-name="T3">OSSR</text:span></text:p>
          </draw:text-box>
        </draw:frame>
        <draw:frame draw:style-name="gr43" draw:text-style-name="P36" draw:layer="layout" svg:width="17.249cm" svg:height="1.352cm" svg:x="6.3cm" svg:y="5.2cm">
          <draw:text-box>
            <text:p text:style-name="P33"><text:span text:style-name="T15">If you </text:span><text:span text:style-name="T15">would like </text:span><text:span text:style-name="T15">your </text:span><text:span text:style-name="T15">software </text:span><text:span text:style-name="T15">included in </text:span><text:span text:style-name="T15">OSSR</text:span></text:p>
          </draw:text-box>
        </draw:frame>
        <draw:frame draw:style-name="gr44" draw:text-style-name="P35" draw:layer="layout" svg:width="20.156cm" svg:height="1.352cm" svg:x="5.202cm" svg:y="3.201cm">
          <draw:text-box>
            <text:p text:style-name="P33"><text:span text:style-name="T5">Open </text:span><text:span text:style-name="T5">call to </text:span><text:span text:style-name="T5">IVOA </text:span><text:span text:style-name="T5">software </text:span><text:span text:style-name="T5">develop</text:span><text:span text:style-name="T5">ers</text:span></text:p>
          </draw:text-box>
        </draw:frame>
        <draw:frame draw:style-name="gr45" draw:text-style-name="P36" draw:layer="layout" svg:width="8.899cm" svg:height="1.119cm" svg:x="6.301cm" svg:y="6.5cm">
          <draw:text-box>
            <text:p text:style-name="P33"><text:span text:style-name="T15">CEVO </text:span><text:span text:style-name="T15">would like </text:span><text:span text:style-name="T15">to help</text:span></text:p>
          </draw:text-box>
        </draw:frame>
        <draw:frame draw:style-name="gr46" draw:text-style-name="P36" draw:layer="layout" svg:width="10.294cm" svg:height="1.119cm" svg:x="6.302cm" svg:y="8.4cm">
          <draw:text-box>
            <text:p text:style-name="P33"><text:span text:style-name="T15">Contact </text:span><text:span text:style-name="T15">me to find </text:span><text:span text:style-name="T15">out more:</text:span></text:p>
          </draw:text-box>
        </draw:frame>
        <draw:frame draw:style-name="gr47" draw:text-style-name="P36" draw:layer="layout" svg:width="8.899cm" svg:height="1.119cm" svg:x="6.302cm" svg:y="6.501cm">
          <draw:text-box>
            <text:p text:style-name="P33"><text:span text:style-name="T15">CEVO </text:span><text:span text:style-name="T15">would like </text:span><text:span text:style-name="T15">to help</text:span></text:p>
          </draw:text-box>
        </draw:frame>
        <draw:frame draw:style-name="gr48" draw:text-style-name="P36" draw:layer="layout" svg:width="11.123cm" svg:height="1.119cm" svg:x="8.003cm" svg:y="9.501cm">
          <draw:text-box>
            <text:p text:style-name="P33"><text:span text:style-name="T15">Dave </text:span><text:span text:style-name="T15">Morris </text:span><text:span text:style-name="T15">&lt;dmr@roe</text:span><text:span text:style-name="T15">.ac.uk&gt;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2" svg:font-family="Calibri" style:font-pitch="variable"/>
    <style:font-face style:name="Calibri Light1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7F000004382D04B884210A889A.png" xlink:type="simple" xlink:show="embed" xlink:actuate="onLoad"/>
    <draw:fill-image draw:name="msFillBitmap_20_2" draw:display-name="msFillBitmap 2" xlink:href="Pictures/100002010000077F00000438DC4FB70934ADDBE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background" style:display-name="Titolo e contenuto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olo_20_e_20_contenuto_5f_-backgroundobjects" style:display-name="Titolo e contenu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_5f_-notes" style:display-name="Titolo e contenut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_5f_-outline1" style:display-name="Titolo e contenuto_-outline1" style:family="presentation">
      <style:graphic-properties draw:stroke="none" draw:fill="none" draw:auto-grow-height="false" draw:fit-to-size="shrink-to-fit" style:shrink-to-fit="true">
        <text:list-style style:name="Titolo_20_e_20_contenuto_5f_-outline1" style:display-name="Titolo e contenu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_5f_-outline2" style:display-name="Titolo e contenuto_-outline2" style:family="presentation" style:parent-style-name="Titolo_20_e_20_contenuto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_5f_-outline3" style:display-name="Titolo e contenuto_-outline3" style:family="presentation" style:parent-style-name="Titolo_20_e_20_contenuto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4" style:display-name="Titolo e contenuto_-outline4" style:family="presentation" style:parent-style-name="Titolo_20_e_20_contenuto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_5f_-outline5" style:display-name="Titolo e contenuto_-outline5" style:family="presentation" style:parent-style-name="Titolo_20_e_20_contenuto_5f_-outline4">
      <style:paragraph-properties fo:margin-top="0.1cm" fo:margin-bottom="0cm"/>
      <style:text-properties fo:font-size="20pt" style:font-size-asian="20pt" style:font-size-complex="20pt"/>
    </style:style>
    <style:style style:name="Titolo_20_e_20_contenuto_5f_-outline6" style:display-name="Titolo e contenuto_-outline6" style:family="presentation" style:parent-style-name="Titolo_20_e_20_contenuto_5f_-outline5">
      <style:paragraph-properties fo:margin-top="0.1cm" fo:margin-bottom="0cm"/>
      <style:text-properties fo:font-size="20pt" style:font-size-asian="20pt" style:font-size-complex="20pt"/>
    </style:style>
    <style:style style:name="Titolo_20_e_20_contenuto_5f_-outline7" style:display-name="Titolo e contenuto_-outline7" style:family="presentation" style:parent-style-name="Titolo_20_e_20_contenuto_5f_-outline6">
      <style:paragraph-properties fo:margin-top="0.1cm" fo:margin-bottom="0cm"/>
      <style:text-properties fo:font-size="20pt" style:font-size-asian="20pt" style:font-size-complex="20pt"/>
    </style:style>
    <style:style style:name="Titolo_20_e_20_contenuto_5f_-outline8" style:display-name="Titolo e contenuto_-outline8" style:family="presentation" style:parent-style-name="Titolo_20_e_20_contenuto_5f_-outline7">
      <style:paragraph-properties fo:margin-top="0.1cm" fo:margin-bottom="0cm"/>
      <style:text-properties fo:font-size="20pt" style:font-size-asian="20pt" style:font-size-complex="20pt"/>
    </style:style>
    <style:style style:name="Titolo_20_e_20_contenuto_5f_-outline9" style:display-name="Titolo e contenuto_-outline9" style:family="presentation" style:parent-style-name="Titolo_20_e_20_contenuto_5f_-outline8">
      <style:paragraph-properties fo:margin-top="0.1cm" fo:margin-bottom="0cm"/>
      <style:text-properties fo:font-size="20pt" style:font-size-asian="20pt" style:font-size-complex="20pt"/>
    </style:style>
    <style:style style:name="Titolo_20_e_20_contenuto_5f_-subtitle" style:display-name="Titolo e contenuto_-subtitle" style:family="presentation">
      <style:graphic-properties draw:stroke="none" draw:fill="none" draw:textarea-vertical-align="middle">
        <text:list-style style:name="Titolo_20_e_20_contenuto_5f_-subtitle" style:display-name="Titolo e contenut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_5f_-title" style:display-name="Titolo e contenuto_-title" style:family="presentation">
      <style:graphic-properties draw:stroke="none" draw:fill="none" draw:textarea-vertical-align="middle">
        <text:list-style style:name="Titolo_20_e_20_contenuto_5f_-title" style:display-name="Titolo e contenut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.009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tito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olo_20_e_20_contenuto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olo_20_e_20_contenuto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olo_20_e_20_contenuto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olo_20_e_20_contenut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olo_20_e_20_contenut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uk" fo:country="UA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 Light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f2f2f2" style:text-line-through-style="none" style:text-line-through-type="none" style:text-position="0% 100%" style:font-name="Calibri1" fo:font-size="10.5pt" fo:letter-spacing="normal" fo:language="en" fo:country="GB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36pt" fo:letter-spacing="normal" fo:language="it" fo:country="IT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it" fo:country="I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</text:span><text:span text:style-name="MT2">u</text:span><text:span text:style-name="MT2">n</text:span><text:span text:style-name="MT2">d</text:span><text:span text:style-name="MT2">e</text:span><text:span text:style-name="MT2">d</text:span><text:span text:style-name="MT2"> </text:span><text:span text:style-name="MT2">b</text:span><text:span text:style-name="MT2">y</text:span><text:span text:style-name="MT2"> </text:span><text:span text:style-name="MT2">t</text:span><text:span text:style-name="MT2">h</text:span><text:span text:style-name="MT2">e</text:span><text:span text:style-name="MT2"> </text:span><text:span text:style-name="MT2">E</text:span><text:span text:style-name="MT2">u</text:span><text:span text:style-name="MT2">r</text:span><text:span text:style-name="MT2">o</text:span><text:span text:style-name="MT2">p</text:span><text:span text:style-name="MT2">e</text:span><text:span text:style-name="MT2">a</text:span><text:span text:style-name="MT2">n</text:span><text:span text:style-name="MT2"> </text:span><text:span text:style-name="MT2">U</text:span><text:span text:style-name="MT2">n</text:span><text:span text:style-name="MT2">i</text:span><text:span text:style-name="MT2">o</text:span><text:span text:style-name="MT2">n</text:span><text:span text:style-name="MT2">’</text:span><text:span text:style-name="MT2">s</text:span><text:span text:style-name="MT2"> </text:span></text:p>
        <text:p text:style-name="MP5"><text:span text:style-name="MT3">H</text:span><text:span text:style-name="MT3">o</text:span><text:span text:style-name="MT3">r</text:span><text:span text:style-name="MT3">i</text:span><text:span text:style-name="MT3">z</text:span><text:span text:style-name="MT3">o</text:span><text:span text:style-name="MT3">n</text:span><text:span text:style-name="MT3"> </text:span><text:span text:style-name="MT3">2</text:span><text:span text:style-name="MT3">0</text:span><text:span text:style-name="MT3">2</text:span><text:span text:style-name="MT3">0</text:span><text:span text:style-name="MT3"> </text:span><text:span text:style-name="MT3">-</text:span><text:span text:style-name="MT3"> </text:span><text:span text:style-name="MT3">G</text:span><text:span text:style-name="MT3">r</text:span><text:span text:style-name="MT3">a</text:span><text:span text:style-name="MT3">n</text:span><text:span text:style-name="MT3">t</text:span><text:span text:style-name="MT3"> </text:span><text:span text:style-name="MT3">N</text:span><text:span text:style-name="MT3">°</text:span><text:span text:style-name="MT3"> </text:span><text:span text:style-name="MT4">8</text:span><text:span text:style-name="MT4">2</text:span><text:span text:style-name="MT4">4</text:span><text:span text:style-name="MT4">0</text:span><text:span text:style-name="MT4">6</text:span><text:span text:style-name="MT4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" draw:text-style-name="MP9" draw:layer="backgroundobjects" svg:width="23.603cm" svg:height="4.432cm" svg:x="5.491cm" svg:y="8.949cm" presentation:class="title" presentation:user-transformed="true">
        <draw:text-box>
          <text:p text:style-name="MP8"><text:span text:style-name="MT5">Fare clic per </text:span><text:span text:style-name="MT5">modificare lo </text:span><text:span text:style-name="MT5">stile del </text:span><text:span text:style-name="MT5">titolo</text:span></text:p>
        </draw:text-box>
      </draw:frame>
      <draw:custom-shape draw:name="Rettangolo 9" draw:style-name="Mgr3" draw:text-style-name="MP6" draw:layer="backgroundobjects" svg:width="26.342cm" svg:height="1.139cm" svg:x="2.752cm" svg:y="17.717cm">
        <text:p text:style-name="MP5"><text:span text:style-name="MT6">ESCAPE - The European Science Cluster of Astronomy &amp; Particle Physics ESFRI Research Infrastructures has received funding from the European Union’s Horizon 2020 research and innovation programme under the Grant Agreement n° 824064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" style:display-name="Titolo e contenuto" style:page-layout-name="PM1" draw:style-name="Mdp2">
      <draw:custom-shape draw:name="Rettangolo 6" draw:style-name="Mgr3" draw:text-style-name="MP6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4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clic per </text:span><text:span text:style-name="MT7">modificare lo </text:span><text:span text:style-name="MT7">stile del </text:span><text:span text:style-name="MT7">titolo dello </text:span><text:span text:style-name="MT7">schema</text:span></text:p>
        </draw:text-box>
      </draw:frame>
      <draw:frame draw:name="Content Placeholder 2" presentation:style-name="Mpr5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6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5-25">25/05/2021</text:date></text:span></text:p>
        </draw:text-box>
      </draw:frame>
      <draw:frame draw:name="Footer Placeholder 4" presentation:style-name="Mpr6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&lt;number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olo_20_e_20_contenuto_5f_" style:display-name="Titolo e contenuto_" style:page-layout-name="PM1" draw:style-name="Mdp2">
      <draw:custom-shape draw:name="Rettangolo 6" draw:style-name="Mgr3" draw:text-style-name="MP17" draw:layer="backgroundobjects" svg:width="10.322cm" svg:height="1.139cm" svg:x="18.971cm" svg:y="17.678cm">
        <text:p text:style-name="MP5"><text:span text:style-name="MT2">Funded by the European Union’s </text:span></text:p>
        <text:p text:style-name="MP5"><text:span text:style-name="MT3">Horizon 2020 - Grant N° </text:span><text:span text:style-name="MT4">82406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magine 7" draw:style-name="Mgr4" draw:text-style-name="MP7" draw:layer="backgroundobjects" svg:width="1.69cm" svg:height="0.815cm" svg:x="29.294cm" svg:y="17.848cm">
        <draw:image xlink:href="Pictures/100000000000004C00000033C3764C79A119CA5A.jpg" xlink:type="simple" xlink:show="embed" xlink:actuate="onLoad" loext:mime-type="image/jpeg">
          <text:p/>
        </draw:image>
      </draw:frame>
      <draw:frame draw:name="Title 1" presentation:style-name="Mpr10" draw:text-style-name="MP9" draw:layer="backgroundobjects" svg:width="27cm" svg:height="2.867cm" svg:x="4.537cm" svg:y="0.445cm" presentation:class="title" presentation:user-transformed="true">
        <draw:text-box>
          <text:p text:style-name="MP10"><text:span text:style-name="MT7">Fare clic per </text:span><text:span text:style-name="MT7">modificare lo </text:span><text:span text:style-name="MT7">stile del </text:span><text:span text:style-name="MT7">titolo dello </text:span><text:span text:style-name="MT7">schema</text:span></text:p>
        </draw:text-box>
      </draw:frame>
      <draw:frame draw:name="Content Placeholder 2" presentation:style-name="Mpr11" draw:text-style-name="MP12" draw:layer="backgroundobjects" svg:width="29.209cm" svg:height="13.383cm" svg:x="2.328cm" svg:y="3.774cm" presentation:class="outline" presentation:user-transformed="true">
        <draw:text-box>
          <text:list text:style-name="ML3">
            <text:list-item>
              <text:p text:style-name="MP11"><text:span text:style-name="MT8">Modifica gli stili del testo dello schema</text:span></text:p>
            </text:list-item>
          </text:list>
        </draw:text-box>
      </draw:frame>
      <draw:frame draw:name="Date Placeholder 3" presentation:style-name="Mpr12" draw:text-style-name="MP14" draw:layer="backgroundobjects" svg:width="4.336cm" svg:height="1.013cm" svg:x="2.34cm" svg:y="17.657cm" presentation:class="date-time" presentation:user-transformed="true">
        <draw:text-box>
          <text:p text:style-name="MP13"><text:span text:style-name="MT9"><text:date style:data-style-name="D4" text:date-value="2021-05-25">25/05/2021</text:date></text:span></text:p>
        </draw:text-box>
      </draw:frame>
      <draw:frame draw:name="Footer Placeholder 4" presentation:style-name="Mpr12" draw:text-style-name="MP14" draw:layer="backgroundobjects" svg:width="10.383cm" svg:height="1.013cm" svg:x="7.253cm" svg:y="17.657cm" presentation:class="footer" presentation:user-transformed="true">
        <draw:text-box>
          <text:p/>
        </draw:text-box>
      </draw:frame>
      <draw:frame draw:name="Slide Number Placeholder 5" presentation:style-name="Mpr13" draw:text-style-name="MP16" draw:layer="backgroundobjects" svg:width="2.032cm" svg:height="1.013cm" svg:x="18.16cm" svg:y="17.63cm" presentation:class="page-number" presentation:user-transformed="true">
        <draw:text-box>
          <text:p text:style-name="MP15"><text:span text:style-name="MT10"><text:page-number>&lt;number&gt;</text:page-number></text:span></text:p>
        </draw:text-box>
      </draw:frame>
      <presentation:notes style:page-layout-name="PM0">
        <draw:page-thumbnail presentation:style-name="Titolo_20_e_20_contenuto_5f_-title" draw:layer="backgroundobjects" svg:width="19.798cm" svg:height="11.136cm" svg:x="0.6cm" svg:y="2.257cm" presentation:class="page"/>
        <draw:frame presentation:style-name="Titolo_20_e_20_contenuto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zione standard di PowerPoint</dc:title>
    <meta:editing-cycles>18</meta:editing-cycles>
    <meta:creation-date>2021-04-13T09:23:06.252737949</meta:creation-date>
    <dc:date>2021-05-25T19:36:42.381021285</dc:date>
    <meta:editing-duration>PT1H52M54S</meta:editing-duration>
    <meta:generator>LibreOffice/6.4.7.2$Linux_X86_64 LibreOffice_project/40$Build-2</meta:generator>
    <meta:document-statistic meta:object-count="148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